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224f29" officeooo:paragraph-rsid="00224f29"/>
    </style:style>
    <style:style style:name="P2" style:family="paragraph" style:parent-style-name="Standard">
      <style:text-properties officeooo:paragraph-rsid="00224f29"/>
    </style:style>
    <style:style style:name="P3" style:family="paragraph" style:parent-style-name="Standard">
      <style:text-properties officeooo:rsid="002331c2" officeooo:paragraph-rsid="002331c2"/>
    </style:style>
    <style:style style:name="T1" style:family="text">
      <style:text-properties officeooo:rsid="00224f29"/>
    </style:style>
    <style:style style:name="T2" style:family="text">
      <style:text-properties officeooo:rsid="002331c2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pan text:style-name="T1">0) Ensure that WollMux is running in your LibreOffice installation. E.g. use „Help→about WollMux“ to see if wollmux is running.</text:span></text:p>
      <text:p text:style-name="P1"/>
      <text:p text:style-name="P1">1) Tools→Macros→manage macros→basic macros→ select „Standard.Module1.Main“</text:p>
      <text:p text:style-name="P1"/>
      <text:p text:style-name="P3">2) adjust the testFileUrl to some valid filename for your system</text:p>
      <text:p text:style-name="P1"/>
      <text:p text:style-name="P1"><text:span text:style-name="T2">3</text:span>) Click the „Run“ buttom from the basic IDE</text:p>
      <text:p text:style-name="P1"/>
      <text:p text:style-name="P1">→ LO freez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5:12:57.972329627</meta:creation-date>
    <dc:date>2015-07-14T17:12:13.573110277</dc:date>
    <meta:editing-duration>PT1H22M8S</meta:editing-duration>
    <meta:editing-cycles>27</meta:editing-cycles>
    <meta:generator>LibreOfficeDev/5.0.1.0.0$Linux_x86 LibreOffice_project/3b3dbb84cd0d80af230e6751303408750a7f4815</meta:generator>
    <meta:document-statistic meta:table-count="0" meta:image-count="0" meta:object-count="0" meta:page-count="1" meta:paragraph-count="5" meta:word-count="49" meta:character-count="321" meta:non-whitespace-character-count="27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    testFileUrl = "file:///tmp/test.odt"

	Dim loadHiddenArgs(1) As New com.sun.star.beans.PropertyValue
	loadHiddenArgs(0).Name="Hidden"
	loadHiddenArgs(0).Value=True
	Dim emptyArgs(0) As New com.sun.star.beans.PropertyValue

    ' create a new testfile
	doc = StarDesktop.loadComponentFromURL("private:factory/swriter", "_blank", 0, loadHiddenArgs() )
	doc.Text.String = "Hallo"
	doc.storeToUrl(testFileUrl, emptyArgs())
	doc.close(true)

    ' load the testfile hidden
	doc = StarDesktop.loadComponentFromURL(testFileUrl, "_blank", 0, loadHiddenArgs() )

    ' execute dispatch .uno:SaveAs on this file
	dim dispArgs(1) as new com.sun.star.beans.PropertyValue
	dispArgs(0).Name = "URL"
	dispArgs(0).Value = testFileUrl
	disp = createUnoService("com.sun.star.frame.DispatchHelper")	
	disp.executeDispatch(doc.CurrentController.Frame, ".uno:SaveAs", "", 0, dispArgs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